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top="0in" fo:margin-bottom="0in" fo:line-height="115%"/>
    </style:style>
    <style:style style:name="T2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3" style:parent-style-name="Standard" style:family="paragraph">
      <style:paragraph-properties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4" style:parent-style-name="Standard" style:family="paragraph">
      <style:paragraph-properties fo:text-align="justify" fo:margin-top="0in" fo:margin-bottom="0in" fo:line-height="115%"/>
    </style:style>
    <style:style style:name="T5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" style:parent-style-name="Policepardéfaut" style:family="text">
      <style:text-properties style:font-name-complex="Arial" fo:font-size="14pt" style:font-size-asian="14pt" style:font-size-complex="12pt" fo:background-color="#FFFFFF" fo:language="fr" fo:country="FR"/>
    </style:style>
    <style:style style:name="T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8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9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0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1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2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3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4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5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16" style:parent-style-name="Standard" style:family="paragraph">
      <style:paragraph-properties fo:text-align="justify" fo:margin-top="0in" fo:margin-bottom="0in" fo:line-height="115%"/>
    </style:style>
    <style:style style:name="T1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18" style:parent-style-name="Standard" style:family="paragraph">
      <style:paragraph-properties fo:text-align="justify" fo:margin-top="0in" fo:margin-bottom="0in" fo:line-height="115%"/>
    </style:style>
    <style:style style:name="P19" style:parent-style-name="Standard" style:family="paragraph">
      <style:paragraph-properties fo:text-align="justify" fo:margin-top="0in" fo:margin-bottom="0in" fo:line-height="115%"/>
    </style:style>
    <style:style style:name="T2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21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22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23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24" style:parent-style-name="Standard" style:family="paragraph">
      <style:paragraph-properties fo:text-align="justify" fo:margin-top="0in" fo:margin-bottom="0in" fo:line-height="115%"/>
      <style:text-properties style:font-name-complex="Arial" fo:font-size="14pt" style:font-size-asian="14pt" style:font-size-complex="12pt" fo:language="fr" fo:country="FR"/>
    </style:style>
    <style:style style:name="P25" style:parent-style-name="Standard" style:family="paragraph">
      <style:paragraph-properties fo:text-align="justify" fo:margin-top="0in" fo:margin-bottom="0in" fo:line-height="115%"/>
    </style:style>
    <style:style style:name="P26" style:parent-style-name="Standard" style:family="paragraph">
      <style:paragraph-properties fo:text-align="justify" fo:margin-top="0in" fo:margin-bottom="0in" fo:line-height="115%"/>
    </style:style>
    <style:style style:name="T27" style:parent-style-name="Policepardéfaut" style:family="text">
      <style:text-properties style:font-name-complex="Arial" fo:color="#222222" fo:font-size="14pt" style:font-size-asian="14pt" style:font-size-complex="12pt" fo:background-color="#FFFFFF" fo:language="fr" fo:country="FR"/>
    </style:style>
    <style:style style:name="P28" style:parent-style-name="Standard" style:family="paragraph">
      <style:paragraph-properties fo:text-align="justify" fo:margin-top="0in" fo:margin-bottom="0in" fo:line-height="115%"/>
    </style:style>
    <style:style style:name="P29" style:parent-style-name="Standard" style:family="paragraph">
      <style:paragraph-properties fo:text-align="justify" fo:margin-top="0in" fo:margin-bottom="0in" fo:line-height="115%"/>
    </style:style>
    <style:style style:name="T3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31" style:parent-style-name="Policepardéfaut" style:family="text">
      <style:text-properties style:font-name-complex="Arial" fo:font-size="14pt" style:font-size-asian="14pt" style:font-size-complex="12pt" style:text-underline-type="single" style:text-underline-style="solid" style:text-underline-width="auto" style:text-underline-mode="continuous" fo:language="fr" fo:country="FR"/>
    </style:style>
    <style:style style:name="T32" style:parent-style-name="Policepardéfaut" style:family="text">
      <style:text-properties style:font-name-complex="Arial" fo:font-size="14pt" style:font-size-asian="14pt" style:font-size-complex="12pt" style:text-underline-type="single" style:text-underline-style="solid" style:text-underline-width="auto" style:text-underline-mode="continuous" fo:language="fr" fo:country="FR"/>
    </style:style>
    <style:style style:name="T33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34" style:parent-style-name="Standard" style:family="paragraph">
      <style:paragraph-properties fo:text-align="justify" fo:margin-top="0in" fo:margin-bottom="0in" fo:line-height="115%"/>
    </style:style>
    <style:style style:name="T35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36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37" style:parent-style-name="Standard" style:family="paragraph">
      <style:paragraph-properties fo:text-align="justify" fo:margin-top="0in" fo:margin-bottom="0in" fo:line-height="115%"/>
    </style:style>
    <style:style style:name="T38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39" style:parent-style-name="Standard" style:family="paragraph">
      <style:paragraph-properties fo:text-align="justify" fo:margin-top="0in" fo:margin-bottom="0in" fo:line-height="115%"/>
    </style:style>
    <style:style style:name="T4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41" style:parent-style-name="Policepardéfaut" style:family="text">
      <style:text-properties style:font-name-complex="Arial" fo:font-size="14pt" style:font-size-asian="14pt" style:font-size-complex="12pt" style:text-underline-type="single" style:text-underline-style="solid" style:text-underline-width="auto" style:text-underline-mode="continuous" fo:language="fr" fo:country="FR"/>
    </style:style>
    <style:style style:name="T42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43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44" style:parent-style-name="Standard" style:family="paragraph">
      <style:paragraph-properties fo:text-align="justify" fo:margin-top="0in" fo:margin-bottom="0in" fo:line-height="115%"/>
    </style:style>
    <style:style style:name="P45" style:parent-style-name="Standard" style:family="paragraph">
      <style:paragraph-properties fo:text-align="justify" fo:margin-top="0in" fo:margin-bottom="0in" fo:line-height="115%"/>
    </style:style>
    <style:style style:name="T46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4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48" style:parent-style-name="Standard" style:family="paragraph">
      <style:paragraph-properties fo:text-align="justify" fo:margin-top="0in" fo:margin-bottom="0in" fo:line-height="115%"/>
    </style:style>
    <style:style style:name="T49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5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51" style:parent-style-name="Standard" style:family="paragraph">
      <style:paragraph-properties fo:text-align="justify" fo:margin-top="0in" fo:margin-bottom="0in" fo:line-height="115%"/>
    </style:style>
    <style:style style:name="P52" style:parent-style-name="Standard" style:family="paragraph">
      <style:paragraph-properties fo:text-align="justify" fo:margin-top="0in" fo:margin-bottom="0in" fo:line-height="115%"/>
    </style:style>
    <style:style style:name="T53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54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55" style:parent-style-name="Standard" style:family="paragraph">
      <style:paragraph-properties fo:text-align="justify" fo:margin-top="0in" fo:margin-bottom="0in" fo:line-height="115%"/>
    </style:style>
    <style:style style:name="P56" style:parent-style-name="Standard" style:family="paragraph">
      <style:paragraph-properties fo:text-align="justify" fo:margin-top="0in" fo:margin-bottom="0in" fo:line-height="115%"/>
    </style:style>
    <style:style style:name="T5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58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59" style:parent-style-name="Policepardéfaut" style:family="text">
      <style:text-properties style:font-name-complex="Arial" fo:font-size="14pt" style:font-size-asian="14pt" style:font-size-complex="12pt" style:text-underline-type="single" style:text-underline-style="solid" style:text-underline-width="auto" style:text-underline-mode="continuous" fo:language="fr" fo:country="FR"/>
    </style:style>
    <style:style style:name="T6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1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2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3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4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65" style:parent-style-name="Standard" style:family="paragraph">
      <style:paragraph-properties fo:text-align="justify" fo:margin-top="0in" fo:margin-bottom="0in" fo:line-height="115%"/>
    </style:style>
    <style:style style:name="T66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6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68" style:parent-style-name="Standard" style:family="paragraph">
      <style:paragraph-properties fo:text-align="justify" fo:margin-top="0in" fo:margin-bottom="0in" fo:line-height="115%"/>
    </style:style>
    <style:style style:name="P69" style:parent-style-name="Standard" style:family="paragraph">
      <style:paragraph-properties fo:text-align="justify" fo:margin-top="0in" fo:margin-bottom="0in" fo:line-height="115%"/>
    </style:style>
    <style:style style:name="T70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71" style:parent-style-name="Policepardéfaut" style:family="text">
      <style:text-properties style:font-name-asian="Times New Roman" style:font-name-complex="Arial" fo:font-size="14pt" style:font-size-asian="14pt" style:font-size-complex="12pt" fo:language="fr" fo:country="FR" style:language-asian="fr" style:country-asian="FR"/>
    </style:style>
    <style:style style:name="T72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73" style:parent-style-name="Policepardéfaut" style:family="text">
      <style:text-properties style:font-name-asian="Times New Roman" style:font-name-complex="Arial" fo:font-size="14pt" style:font-size-asian="14pt" style:font-size-complex="12pt" fo:language="fr" fo:country="FR" style:language-asian="fr" style:country-asian="FR"/>
    </style:style>
    <style:style style:name="T74" style:parent-style-name="Policepardéfaut" style:family="text">
      <style:text-properties style:font-name-asian="Times New Roman" style:font-name-complex="Arial" fo:font-size="14pt" style:font-size-asian="14pt" style:font-size-complex="12pt" fo:language="fr" fo:country="FR" style:language-asian="fr" style:country-asian="FR"/>
    </style:style>
    <style:style style:name="P75" style:parent-style-name="Standard" style:family="paragraph">
      <style:paragraph-properties fo:text-align="justify" fo:margin-top="0in" fo:margin-bottom="0in" fo:line-height="115%"/>
    </style:style>
    <style:style style:name="P76" style:parent-style-name="Standard" style:family="paragraph">
      <style:paragraph-properties fo:text-align="justify" fo:margin-top="0in" fo:margin-bottom="0in" fo:line-height="115%"/>
    </style:style>
    <style:style style:name="T77" style:parent-style-name="Policepardéfaut" style:family="text">
      <style:text-properties style:font-name-asian="Times New Roman" style:font-name-complex="Arial" fo:font-size="14pt" style:font-size-asian="14pt" style:font-size-complex="12pt" fo:language="fr" fo:country="FR" style:language-asian="fr" style:country-asian="FR"/>
    </style:style>
    <style:style style:name="T78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79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80" style:parent-style-name="Standard" style:family="paragraph">
      <style:paragraph-properties fo:text-align="justify" fo:margin-top="0in" fo:margin-bottom="0in" fo:line-height="115%"/>
    </style:style>
    <style:style style:name="T81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82" style:parent-style-name="Standard" style:family="paragraph">
      <style:paragraph-properties fo:text-align="justify" fo:margin-top="0in" fo:margin-bottom="0in" fo:line-height="115%"/>
      <style:text-properties style:font-name-asian="Times New Roman" style:font-name-complex="Arial" fo:font-size="14pt" style:font-size-asian="14pt" style:font-size-complex="12pt" fo:background-color="#FFFF00" fo:language="fr" fo:country="FR" style:language-asian="fr" style:country-asian="FR"/>
    </style:style>
    <style:style style:name="P83" style:parent-style-name="Standard" style:family="paragraph">
      <style:paragraph-properties fo:text-align="justify" fo:line-height="115%"/>
    </style:style>
    <style:style style:name="T84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85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86" style:parent-style-name="Standard" style:family="paragraph">
      <style:paragraph-properties fo:text-align="justify" fo:line-height="115%"/>
    </style:style>
    <style:style style:name="T87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88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89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P90" style:parent-style-name="Standard" style:family="paragraph">
      <style:paragraph-properties fo:text-align="justify" fo:line-height="115%"/>
    </style:style>
    <style:style style:name="T91" style:parent-style-name="Policepardéfaut" style:family="text">
      <style:text-properties style:font-name-complex="Arial" fo:font-size="14pt" style:font-size-asian="14pt" style:font-size-complex="12pt" fo:language="fr" fo:country="FR"/>
    </style:style>
    <style:style style:name="T92" style:parent-style-name="Policepardéfaut" style:family="text">
      <style:text-properties style:font-name-complex="Arial" fo:color="#000000" fo:font-size="14pt" style:font-size-asian="14pt" style:font-size-complex="12pt" fo:background-color="#FFFFFF" fo:language="fr" fo:country="FR"/>
    </style:style>
    <style:style style:name="P93" style:parent-style-name="Standard" style:family="paragraph">
      <style:paragraph-properties fo:text-align="justify" fo:line-height="115%"/>
    </style:style>
    <style:style style:name="T94" style:parent-style-name="Policepardéfaut" style:family="text">
      <style:text-properties style:font-name-complex="Arial" fo:font-size="14pt" style:font-size-asian="14pt" style:font-size-complex="12pt" fo:language="fr" fo:country="FR"/>
    </style:style>
  </office:automatic-styles>
  <office:body>
    <office:text text:use-soft-page-breaks="true">
      <text:p text:style-name="P1"><text:span text:style-name="T2">Pablo HANRY - Term S2</text:span></text:p>
      <text:p text:style-name="P3"/>
      <text:p text:style-name="P4"><text:span text:style-name="T5"><text:line-break/></text:span><text:span text:style-name="T6">En quelques lignes, vous expliquerez que le siècle des Lumières a eu foi en un progrès des sciences et des techniques mais qu'il existe aussi chez Rousseau une<text:s/></text:span><text:span text:style-name="T7">remise en cause d'un tel progrès.</text:span></text:p>
      <text:p text:style-name="P8"/>
      <text:p text:style-name="P9">L’Europe du XVIIIe siècle a vu émerger un courant de pensée, philosophique, culturel <text:s/>et littéraire puissant et innovant, qui plaçait les connaissances intellectuelles et scientifiques au-dessus des croyances et des superstitions imposées par le Clergé.</text:p>
      <text:p text:style-name="P10">Ce mouvement qui a bouleversé les monarchies européennes fût communément appelé le siècle des Lumières, car il évoque la lumière apportée à l’homme par le savoir scientifique et technologique.</text:p>
      <text:p text:style-name="P11">Ce courant se propose de dépasser l'obscurantisme et de promouvoir les connaissances.</text:p>
      <text:p text:style-name="P12"/>
      <text:p text:style-name="P13">En France, la philosophie des lumières est portée notamment par Voltaire, Denis Diderot, Jean -Jacques Rousseau et bien d’autres.</text:p>
      <text:p text:style-name="P14"/>
      <text:p text:style-name="P15">Les Lumières se caractérisent par un goût marqué pour les controverses, les querelles et les débats.</text:p>
      <text:p text:style-name="P16"><text:span text:style-name="T17">Les échanges polémiques entre les savants et les hommes de lettres constituèrent une partie essentielle de l’activité intellectuelle de la seconde République des lettres.</text:span></text:p>
      <text:p text:style-name="P18"/>
      <text:p text:style-name="P19"><text:span text:style-name="T20">De l’intérieur des lumières, Rousseau produit une a</text:span><text:span text:style-name="T21">utocritique des présupposés de son siècle, sur des questions aussi fondamentales que le rapport de l’homme à la nature, la théorie du droit naturel ou le lien entre la loi et les mœurs.</text:span></text:p>
      <text:p text:style-name="P22"><text:s/></text:p>
      <text:p text:style-name="P23"><text:tab/>Le courant de pensée des Lumières fondé <text:s/>sur l'empirisme et le rationalisme , emprunt d’ idéaux d'avancement et de progrès dans divers domaines, l’anatomie, la machine à vapeur ( Denis Papin), la synthèse de l’air et de l’eau (Antoine Lavoisier), promeut l’idée que <text:s/>les hommes peuvent par le travail et la connaissance, s’approprier la nature.</text:p>
      <text:p text:style-name="P24"/>
      <text:p text:style-name="P25"/>
      <text:soft-page-break/>
      <text:p text:style-name="P26"><text:span text:style-name="T27">Il s’agit de la mise en avant du développement économique sous le paradigme de la techno-science.</text:span></text:p>
      <text:p text:style-name="P28"/>
      <text:p text:style-name="P29"><text:span text:style-name="T30">Mais, Rousseau philosophe majeur des Lumières et collaborateur de l’Encyclopédie, par son premier ouvrage<text:s/></text:span><text:span text:style-name="T31">Le discours sur les science</text:span><text:span text:style-name="T32">s et les arts</text:span><text:span text:style-name="T33"><text:s/>en 1750, il se déclare l'ennemi de la civilisation.</text:span></text:p>
      <text:p text:style-name="P34"><text:span text:style-name="T35">Pour lui, le progrès des sciences et des techniques a rendu l'homme vicieux et méchant, en corrompant sa nature intime. <text:s/>Ce progrès a éloigné l'homme de la nature ce qui ne <text:s/>lui permet pas d</text:span><text:span text:style-name="T36">e le rendre plus heureux.</text:span></text:p>
      <text:p text:style-name="P37"><text:span text:style-name="T38">On résume souvent la thèse de Rousseau en cette phrase : "l'homme est bon par nature, c'est la société qui l'a corrompu".</text:span></text:p>
      <text:p text:style-name="P39"><text:span text:style-name="T40">Dans son œuvre<text:s/></text:span><text:span text:style-name="T41">Du contrat social</text:span><text:span text:style-name="T42">, il examine les conditions d'un nouveau pacte social fondé sur le respect<text:s/></text:span><text:span text:style-name="T43">des droits naturels à l'égalité et à la justice.</text:span></text:p>
      <text:p text:style-name="P44"/>
      <text:p text:style-name="P45"><text:span text:style-name="T46">La critique rousseauiste des lumières s’est notamment illustrée à propos de la question du tremblement de terre de Lisbonne en 1755, ville <text:s/>rasée par un séisme. <text:s/>Le tremblement de terre de Lisbonne a été l’</text:span><text:span text:style-name="T47">objet d’une importante littérature au XVIII ème siècle qui se divise en deux branches.</text:span></text:p>
      <text:p text:style-name="P48"><text:span text:style-name="T49">La première relève de la science de la nature et porte sur l’explication des phénomènes sismiques et la seconde qui relève de la métaphysique et la théologie, tourne aut</text:span><text:span text:style-name="T50">our de la question de l’ordre de la création et de l’origine du mal.</text:span></text:p>
      <text:p text:style-name="P51"/>
      <text:p text:style-name="P52"><text:span text:style-name="T53">Si la problématique commune des lumières envisageait la nature sous deux rapports distincts : la connaissance, qui a pour objet de connaître « les rapports nécessaires découlant de la na</text:span><text:span text:style-name="T54">ture des choses » <text:s/>(Montesquieu) et l’industrie humaine qui met ses connaissances au service de la maîtrise de la nature (Descartes l’Encyclopédie), Rousseau <text:s/>quant à lui ouvre une nouvelle problématique.</text:span></text:p>
      <text:p text:style-name="P55"/>
      <text:p text:style-name="P56"><text:span text:style-name="T57">Rousseau pare ce qu’il croise ces deux rapports (c</text:span><text:span text:style-name="T58">onfère la lettre à Voltaire du 18 août 1756<text:s/></text:span><text:span text:style-name="T59">Lettre sur la Providence</text:span><text:span text:style-name="T60"> ), en les concevant l’un et l’autre comme des pratiques sociales, ouvre un espace nouveau d’interrogations qui consiste, d’une part à prendre la mesure des effets induits par la transform</text:span><text:span text:style-name="T61">ation de la nature par l’Homme, (l’Homme devient<text:s/></text:span><text:soft-page-break/><text:span text:style-name="T62">lui-même<text:s/></text:span><text:span text:style-name="T63">à<text:s/></text:span><text:span text:style-name="T64">cause de la nature), d’autre part à penser ces effets en termes <text:s/>de responsabilité collective.</text:span></text:p>
      <text:p text:style-name="P65"><text:span text:style-name="T66">Rousseau engage ainsi une thèse fondamentale et nouvelle : notre rapport à la nature est une responsabi</text:span><text:span text:style-name="T67">lité politique.</text:span></text:p>
      <text:p text:style-name="P68"/>
      <text:p text:style-name="P69"><text:span text:style-name="T70">Ceci, amène une nouvelle divergence entre l</text:span><text:span text:style-name="T71">’auteur du</text:span><text:span text:style-name="T72"><text:s/>Contrat social et le courant philosophique majoritaire des Lumières, pour qui,<text:s/></text:span><text:span text:style-name="T73">chaque individu doit comme tel, être tenu pour autonome, apte à conduire son existence et à orienter celle</text:span><text:span text:style-name="T74"><text:s/>de la collectivité.</text:span></text:p>
      <text:p text:style-name="P75"/>
      <text:p text:style-name="P76"><text:span text:style-name="T77">A contrario, du point de vue de Rousseau,<text:s/></text:span><text:span text:style-name="T78">la société politique ne peut se contenter de postuler l’autonomie de ses membres. Elle ne peut s’instituer qu’en produisant la volonté, la rationalité, et l’autonomie collectives, et donc cell</text:span><text:span text:style-name="T79">es des individus qu’une telle société requiert.</text:span></text:p>
      <text:p text:style-name="P80"><text:span text:style-name="T81">La critique rousseauiste des Lumières repose sur l’affirmation que la nature actuelle de l’homme, n’est intelligible que par la socialisation qui fait de l’homme le produit de sa propre activité.</text:span></text:p>
      <text:p text:style-name="P82"/>
      <text:p text:style-name="P83"><text:span text:style-name="T84"><text:tab/>Pour concl</text:span><text:span text:style-name="T85">ure, le siècle des lumières est un siècle où les avancées <text:s/>technologiques et scientifiques ont progressé à grand pas.</text:span></text:p>
      <text:p text:style-name="P86"><text:span text:style-name="T87">Souvent à contre-courant de la confiance de son époque dans le progrès, Rousseau, doté d’une remarquable et singulière culture théorique,<text:s/></text:span><text:span text:style-name="T88">s’est livré à une entreprise systématique de sortie de l’empirisme. Par sa divergence comme mode de constitution de ses thèses, et par l’apport d’angles de réflexions nouveaux, Rousseau a exercé une influence durable sur la façon de comprendre les choses e</text:span><text:span text:style-name="T89">t de les vivre au travers son époque.</text:span></text:p>
      <text:p text:style-name="P90"><text:span text:style-name="T91">Go</text:span><text:span text:style-name="T92">ethe disait <text:s/>: « Avec Voltaire, c’est un monde qui finit ; avec Rousseau, c’est un monde qui commence. ».</text:span></text:p>
      <text:p text:style-name="P93"><text:span text:style-name="T94">En cela on pourrait émettre l’hypothèse, que Rousseau est et n’est pas un philosophe des lumièr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top="0.0833in" fo:margin-bottom="0.1944in" fo:line-height="150%"/>
      <style:text-properties style:font-name="Arial" fo:language="en" fo:country="GB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bottom="0.0833in"/>
      <style:text-properties style:font-name-complex="Ari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" style:display-name="Header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 fo:language="en" fo:country="GB"/>
    </style:style>
    <style:style style:name="PieddepageCar" style:display-name="Pied de page Car" style:family="text" style:parent-style-name="Policepardéfaut">
      <style:text-properties style:font-name="Arial" fo:font-size="12pt" style:font-size-asian="12pt" fo:language="en" fo:country="GB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NRY Laurence</meta:initial-creator>
    <dc:creator>HANRY Laurence</dc:creator>
    <meta:creation-date>2020-03-26T14:22:00Z</meta:creation-date>
    <dc:date>2020-03-28T17:13:00Z</dc:date>
    <meta:template xlink:href="Normal" xlink:type="simple"/>
    <meta:editing-cycles>4</meta:editing-cycles>
    <meta:editing-duration>PT100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1" meta:word-count="853" meta:character-count="5539" meta:row-count="39" meta:non-whitespace-character-count="4697"/>
  </office:meta>
</office:document-meta>
</file>